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45cm" fo:min-width="6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2.014cm" fo:min-width="1.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8.15cm" fo:min-width="6.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1.25cm" fo:min-width="2.1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811cm" fo:min-width="0.489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11cm" fo:min-width="0.489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811cm" fo:min-width="0.48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11cm" fo:min-width="0.489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739cm" fo:min-width="0.489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 fo:min-height="0.002cm" fo:min-width="0cm"/>
    </style:style>
    <style:style style:name="gr1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25cm" fo:min-width="2.1cm"/>
    </style:style>
    <style:style style:name="gr18" style:family="graphic" style:parent-style-name="objectwithoutfill">
      <style:graphic-properties svg:stroke-width="0cm" draw:marker-start="Arrow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loext:graphic-properties draw:fill-color="#314004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666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6.7cm" svg:x="7.2cm" svg:y="10.5cm">
          <text:p text:style-name="P1">PIC24FJ256GB206</text:p>
          <text:p text:style-name="P1">IO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3.2cm" svg:x="9.3cm" svg:y="5.5cm">
          <text:p text:style-name="P1">SMART</text:p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7cm" svg:y1="10.5cm" svg:x2="10.7cm" svg:y2="8.7cm">
          <text:p text:style-name="P1"><text:span text:style-name="T1">USB</text:span></text:p>
          <text:p text:style-name="P1"><text:span text:style-name="T1"/></text:p>
        </draw:line>
        <draw:custom-shape draw:style-name="gr4" draw:text-style-name="P5" draw:layer="layout" svg:width="7cm" svg:height="8.4cm" svg:x="7.2cm" svg:y="19.6cm">
          <text:p text:style-name="P1">PIC32MX795F512H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9.6cm" svg:x2="10.7cm" svg:y2="17.2cm">
          <text:p text:style-name="P1"><text:span text:style-name="T1">UART</text:span></text:p>
          <text:p text:style-name="P1"><text:span text:style-name="T1"/></text:p>
        </draw:line>
        <draw:custom-shape draw:style-name="gr6" draw:text-style-name="P6" draw:layer="layout" svg:width="2.6cm" svg:height="1.5cm" svg:x="16.5cm" svg:y="11.8cm">
          <text:p text:style-name="P6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3.2cm">
          <text:p text:style-name="P6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5.1cm">
          <text:p text:style-name="P6"><text:span text:style-name="T1">UART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8.3cm">
          <text:p text:style-name="P6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19.5cm">
          <text:p text:style-name="P6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21.301cm">
          <text:p text:style-name="P6"><text:span text:style-name="T1">Led</text:span></text:p>
          <text:p text:style-name="P6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2.801cm" svg:y="15.901cm">
          <text:p text:style-name="P6"><text:span text:style-name="T1">Led</text:span></text:p>
          <text:p text:style-name="P6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23.101cm">
          <text:p text:style-name="P6"><text:span text:style-name="T1">Led</text:span></text:p>
          <text:p text:style-name="P6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24.901cm">
          <text:p text:style-name="P6"><text:span text:style-name="T1">Led</text:span></text:p>
          <text:p text:style-name="P6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399cm" svg:height="1.399cm" svg:x="2.801cm" svg:y="26.601cm">
          <text:p text:style-name="P6"><text:span text:style-name="T1">Led</text:span></text:p>
          <text:p text:style-name="P6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14.7cm" svg:y="2.5cm">
          <text:p text:style-name="P6"><text:span text:style-name="T1">Led</text:span></text:p>
          <text:p text:style-name="P6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3" draw:layer="layout" svg:x1="16.1cm" svg:y1="3.3cm" svg:x2="18.6cm" svg:y2="3.3cm">
          <text:p text:style-name="P1"><text:span text:style-name="T1">5V</text:span></text:p>
          <text:p text:style-name="P1"/>
        </draw:line>
        <draw:custom-shape draw:style-name="gr15" draw:text-style-name="P1" draw:layer="layout" svg:width="1.2cm" svg:height="0.8cm" svg:x="18.599cm" svg:y="2.79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6" draw:text-style-name="P4" draw:layer="layout" svg:x1="4.2cm" svg:y1="9.1cm" svg:x2="8.1cm" svg:y2="9.1cm">
          <text:p text:style-name="P1"><text:span text:style-name="T1">RST/PG</text:span></text:p>
          <text:p text:style-name="P1"><text:span text:style-name="T1"/></text:p>
        </draw:line>
        <draw:line draw:style-name="gr5" draw:text-style-name="P4" draw:layer="layout" svg:x1="4.2cm" svg:y1="20.288cm" svg:x2="7.2cm" svg:y2="20.288cm">
          <text:p text:style-name="P1"><text:span text:style-name="T1">RST/PG</text:span></text:p>
          <text:p text:style-name="P1"><text:span text:style-name="T1"/></text:p>
        </draw:line>
        <draw:custom-shape draw:style-name="gr7" draw:text-style-name="P7" draw:layer="layout" svg:width="2.6cm" svg:height="1.5cm" svg:x="16.5cm" svg:y="21.3cm">
          <text:p text:style-name="P6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6cm" svg:height="1.5cm" svg:x="16.5cm" svg:y="11.8cm">
          <text:p text:style-name="P6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6cm" svg:height="1.5cm" svg:x="16.5cm" svg:y="13.7cm">
          <text:p text:style-name="P6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6cm" svg:height="1.5cm" svg:x="16.5cm" svg:y="15.6cm">
          <text:p text:style-name="P6"><text:span text:style-name="T1">UART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10.601cm">
          <text:p text:style-name="P6"><text:span text:style-name="T1">Led</text:span></text:p>
          <text:p text:style-name="P6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12.401cm">
          <text:p text:style-name="P6"><text:span text:style-name="T1">Led</text:span></text:p>
          <text:p text:style-name="P6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14.201cm">
          <text:p text:style-name="P6"><text:span text:style-name="T1">Led</text:span></text:p>
          <text:p text:style-name="P6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8.1cm" svg:y1="10.5cm" svg:x2="8.1cm" svg:y2="9.1cm">
          <text:p text:style-name="P1"><text:span text:style-name="T1"/></text:p>
        </draw:line>
        <draw:line draw:style-name="gr18" draw:text-style-name="P4" draw:layer="layout" svg:x1="4.2cm" svg:y1="11.376cm" svg:x2="7.2cm" svg:y2="11.3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13.176cm" svg:x2="7.201cm" svg:y2="13.1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14.976cm" svg:x2="7.201cm" svg:y2="14.9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16.676cm" svg:x2="7.201cm" svg:y2="16.6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27.376cm" svg:x2="7.201cm" svg:y2="27.3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25.676cm" svg:x2="7.202cm" svg:y2="25.6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23.876cm" svg:x2="7.202cm" svg:y2="23.8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22.076cm" svg:x2="7.202cm" svg:y2="22.076cm">
          <text:p text:style-name="P1"><text:span text:style-name="T1"/></text:p>
          <text:p text:style-name="P1"><text:span text:style-name="T1"/></text:p>
        </draw:line>
        <draw:line draw:style-name="gr5" draw:text-style-name="P4" draw:layer="layout" svg:x1="14.2cm" svg:y1="22.076cm" svg:x2="16.5cm" svg:y2="22.1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3.864cm" svg:x2="16.5cm" svg:y2="23.8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5.864cm" svg:x2="16.5cm" svg:y2="25.8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6.364cm" svg:x2="16.5cm" svg:y2="16.3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4.464cm" svg:x2="16.5cm" svg:y2="14.4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2.564cm" svg:x2="16.5cm" svg:y2="12.588cm">
          <text:p text:style-name="P1"><text:span text:style-name="T1">RX/TX</text:span></text:p>
          <text:p text:style-name="P1"><text:span text:style-name="T1"/></text:p>
        </draw:line>
        <draw:frame draw:style-name="gr19" draw:text-style-name="P16" draw:layer="layout" svg:width="10cm" svg:height="2.157cm" svg:x="2.1cm" svg:y="2.243cm">
          <draw:text-box>
            <text:p text:style-name="P15"><text:span text:style-name="T2">Beacon_Main_Board</text:span></text:p>
            <text:p text:style-name="P15"><text:span text:style-name="T2">V0-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7:25.337179999</meta:creation-date>
    <dc:date>2015-12-06T17:15:31.489710531</dc:date>
    <meta:editing-duration>PT32M2S</meta:editing-duration>
    <meta:editing-cycles>5</meta:editing-cycles>
    <meta:generator>LibreOffice/4.4.2.2$Linux_X86_64 LibreOffice_project/40m0$Build-2</meta:generator>
    <meta:document-statistic meta:object-count="43"/>
  </office:meta>
</office:document-meta>
</file>